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Wykres zależności U(I) dla opornika R4" draw:style-name="gr1" draw:text-style-name="P1" svg:width="11.7614in" svg:height="7.613in" svg:x="7.1764in" svg:y="0.711in">
            <draw:object draw:notify-on-update-of-ranges="Sheet1.D4:Sheet1.D13 Sheet1.C4:Sheet1.C13 Sheet1.I4:Sheet1.I13 Sheet1.J4:Sheet1.J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3" table:default-cell-style-name="Default"/>
        <table:table-column table:style-name="co1" table:number-columns-repeated="4" table:default-cell-style-name="ce2"/>
        <table:table-column table:style-name="co1" table:default-cell-style-name="ce1"/>
        <table:table-row table:style-name="ro1">
          <table:table-cell/>
          <table:table-cell table:style-name="Default" table:number-columns-repeated="3"/>
          <table:table-cell table:number-columns-repeated="3"/>
          <table:table-cell table:style-name="Default" table:number-columns-repeated="5"/>
        </table:table-row>
        <table:table-row table:style-name="ro1">
          <table:table-cell/>
          <table:table-cell table:style-name="ce1"/>
          <table:table-cell office:value-type="string" calcext:value-type="string" table:number-columns-spanned="2" table:number-rows-spanned="1">
            <text:p>Wymiary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Zakresy</text:p>
          </table:table-cell>
          <table:covered-table-cell/>
          <table:table-cell table:style-name="ce2" office:value-type="string" calcext:value-type="string" table:number-columns-spanned="2" table:number-rows-spanned="1">
            <text:p>Niepewności wzorcowania</text:p>
          </table:table-cell>
          <table:covered-table-cell table:style-name="Default"/>
          <table:table-cell office:value-type="string" calcext:value-type="string" table:number-columns-spanned="2" table:number-rows-spanned="1">
            <text:p>Niepewność typu B</text:p>
          </table:table-cell>
          <table:covered-table-cell table:style-name="Default"/>
          <table:table-cell table:style-name="ce1" table:number-columns-spanned="2" table:number-rows-spanned="1"/>
          <table:covered-table-cell table:style-name="Default"/>
        </table:table-row>
        <table:table-row table:style-name="ro1">
          <table:table-cell/>
          <table:table-cell office:value-type="string" calcext:value-type="string">
            <text:p>N.P</text:p>
          </table:table-cell>
          <table:table-cell office:value-type="string" calcext:value-type="string">
            <text:p>U[V]</text:p>
          </table:table-cell>
          <table:table-cell office:value-type="string" calcext:value-type="string">
            <text:p>I[mA]</text:p>
          </table:table-cell>
          <table:table-cell table:style-name="ce2" office:value-type="string" calcext:value-type="string">
            <text:p>z(U)[V]</text:p>
          </table:table-cell>
          <table:table-cell table:style-name="ce2" office:value-type="string" calcext:value-type="string">
            <text:p>z(I)[mA]</text:p>
          </table:table-cell>
          <table:table-cell table:style-name="ce2" office:value-type="string" calcext:value-type="string">
            <text:p>ΔU</text:p>
          </table:table-cell>
          <table:table-cell office:value-type="string" calcext:value-type="string">
            <text:p>ΔI</text:p>
          </table:table-cell>
          <table:table-cell office:value-type="string" calcext:value-type="string">
            <text:p>u(U)</text:p>
          </table:table-cell>
          <table:table-cell office:value-type="string" calcext:value-type="string">
            <text:p>u(I)</text:p>
          </table:table-cell>
          <table:table-cell office:value-type="string" calcext:value-type="string">
            <text:p>1 dgt(I)[mA]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51" calcext:value-type="float">
            <text:p>0.51</text:p>
          </table:table-cell>
          <table:table-cell office:value-type="float" office:value="1.333" calcext:value-type="float">
            <text:p>1.33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.03" calcext:value-type="float">
            <text:p>0.03</text:p>
          </table:table-cell>
          <table:table-cell office:value-type="float" office:value="0.007665" calcext:value-type="float">
            <text:p>0.007665</text:p>
          </table:table-cell>
          <table:table-cell office:value-type="float" office:value="0.01732050808" calcext:value-type="float">
            <text:p>0.01732050808</text:p>
          </table:table-cell>
          <table:table-cell office:value-type="float" office:value="0.004425389813" calcext:value-type="float">
            <text:p>0.004425389813</text:p>
          </table:table-cell>
          <table:table-cell office:value-type="float" office:value="0.001" calcext:value-type="float">
            <text:p>0.00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3.17" calcext:value-type="float">
            <text:p>3.17</text:p>
          </table:table-cell>
          <table:table-cell table:style-name="ce2" office:value-type="float" office:value="10" calcext:value-type="float" table:number-columns-spanned="1" table:number-rows-spanned="9">
            <text:p>10</text:p>
          </table:table-cell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2" office:value-type="float" office:value="0.1" calcext:value-type="float" table:number-columns-spanned="1" table:number-rows-spanned="9">
            <text:p>0.1</text:p>
          </table:table-cell>
          <table:table-cell office:value-type="float" office:value="0.02585" calcext:value-type="float">
            <text:p>0.02585</text:p>
          </table:table-cell>
          <table:table-cell office:value-type="float" office:value="0.05773502692" calcext:value-type="float">
            <text:p>0.05773502692</text:p>
          </table:table-cell>
          <table:table-cell office:value-type="float" office:value="0.01492450446" calcext:value-type="float">
            <text:p>0.0149245044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covered-table-cell table:number-columns-repeated="3"/>
          <table:table-cell office:value-type="float" office:value="0.0435" calcext:value-type="float">
            <text:p>0.0435</text:p>
          </table:table-cell>
          <table:table-cell office:value-type="float" office:value="0.05773502692" calcext:value-type="float">
            <text:p>0.05773502692</text:p>
          </table:table-cell>
          <table:table-cell office:value-type="float" office:value="0.02511473671" calcext:value-type="float">
            <text:p>0.02511473671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.8" calcext:value-type="float">
            <text:p>3.8</text:p>
          </table:table-cell>
          <table:table-cell office:value-type="float" office:value="9.03" calcext:value-type="float">
            <text:p>9.03</text:p>
          </table:table-cell>
          <table:covered-table-cell table:number-columns-repeated="3"/>
          <table:table-cell office:value-type="float" office:value="0.05515" calcext:value-type="float">
            <text:p>0.05515</text:p>
          </table:table-cell>
          <table:table-cell office:value-type="float" office:value="0.05773502692" calcext:value-type="float">
            <text:p>0.05773502692</text:p>
          </table:table-cell>
          <table:table-cell office:value-type="float" office:value="0.03184086735" calcext:value-type="float">
            <text:p>0.03184086735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.8</text:p>
          </table:table-cell>
          <table:table-cell office:value-type="float" office:value="11.18" calcext:value-type="float">
            <text:p>11.18</text:p>
          </table:table-cell>
          <table:covered-table-cell table:number-columns-repeated="3"/>
          <table:table-cell office:value-type="float" office:value="0.0659" calcext:value-type="float">
            <text:p>0.0659</text:p>
          </table:table-cell>
          <table:table-cell office:value-type="float" office:value="0.05773502692" calcext:value-type="float">
            <text:p>0.05773502692</text:p>
          </table:table-cell>
          <table:table-cell office:value-type="float" office:value="0.03804738274" calcext:value-type="float">
            <text:p>0.0380473827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14.02" calcext:value-type="float">
            <text:p>14.02</text:p>
          </table:table-cell>
          <table:covered-table-cell table:number-columns-repeated="3"/>
          <table:table-cell office:value-type="float" office:value="0.0801" calcext:value-type="float">
            <text:p>0.0801</text:p>
          </table:table-cell>
          <table:table-cell office:value-type="float" office:value="0.05773502692" calcext:value-type="float">
            <text:p>0.05773502692</text:p>
          </table:table-cell>
          <table:table-cell office:value-type="float" office:value="0.04624575656" calcext:value-type="float">
            <text:p>0.04624575656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8" calcext:value-type="float">
            <text:p>6.8</text:p>
          </table:table-cell>
          <table:table-cell office:value-type="float" office:value="16.08" calcext:value-type="float">
            <text:p>16.08</text:p>
          </table:table-cell>
          <table:covered-table-cell table:number-columns-repeated="3"/>
          <table:table-cell office:value-type="float" office:value="0.0904" calcext:value-type="float">
            <text:p>0.0904</text:p>
          </table:table-cell>
          <table:table-cell office:value-type="float" office:value="0.05773502692" calcext:value-type="float">
            <text:p>0.05773502692</text:p>
          </table:table-cell>
          <table:table-cell office:value-type="float" office:value="0.05219246433" calcext:value-type="float">
            <text:p>0.05219246433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7.6" calcext:value-type="float">
            <text:p>7.6</text:p>
          </table:table-cell>
          <table:table-cell office:value-type="float" office:value="18" calcext:value-type="float">
            <text:p>18</text:p>
          </table:table-cell>
          <table:covered-table-cell table:number-columns-repeated="3"/>
          <table:table-cell office:value-type="float" office:value="0.1" calcext:value-type="float">
            <text:p>0.1</text:p>
          </table:table-cell>
          <table:table-cell table:number-columns-repeated="2" office:value-type="float" office:value="0.05773502692" calcext:value-type="float">
            <text:p>0.05773502692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8.4" calcext:value-type="float">
            <text:p>8.4</text:p>
          </table:table-cell>
          <table:table-cell office:value-type="float" office:value="19.84" calcext:value-type="float">
            <text:p>19.84</text:p>
          </table:table-cell>
          <table:covered-table-cell table:number-columns-repeated="3"/>
          <table:table-cell office:value-type="float" office:value="0.1092" calcext:value-type="float">
            <text:p>0.1092</text:p>
          </table:table-cell>
          <table:table-cell office:value-type="float" office:value="0.05773502692" calcext:value-type="float">
            <text:p>0.05773502692</text:p>
          </table:table-cell>
          <table:table-cell office:value-type="float" office:value="0.0630466494" calcext:value-type="float">
            <text:p>0.0630466494</text:p>
          </table:table-cell>
          <table:table-cell office:value-type="float" office:value="0.01" calcext:value-type="float">
            <text:p>0.0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.4" calcext:value-type="float">
            <text:p>9.4</text:p>
          </table:table-cell>
          <table:table-cell office:value-type="float" office:value="22.5" calcext:value-type="float">
            <text:p>22.5</text:p>
          </table:table-cell>
          <table:covered-table-cell/>
          <table:table-cell table:style-name="ce2" office:value-type="float" office:value="200" calcext:value-type="float">
            <text:p>200</text:p>
          </table:table-cell>
          <table:covered-table-cell/>
          <table:table-cell office:value-type="float" office:value="0.37" calcext:value-type="float">
            <text:p>0.37</text:p>
          </table:table-cell>
          <table:table-cell office:value-type="float" office:value="0.05773502692" calcext:value-type="float">
            <text:p>0.05773502692</text:p>
          </table:table-cell>
          <table:table-cell office:value-type="float" office:value="0.2136195996" calcext:value-type="float">
            <text:p>0.2136195996</text:p>
          </table:table-cell>
          <table:table-cell office:value-type="float" office:value="0.1" calcext:value-type="float">
            <text:p>0.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dwaita Sans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16:10:03.6542878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4T12:51:24.594067456</meta:creation-date>
    <dc:date>2025-11-05T18:24:00.121425734</dc:date>
    <meta:editing-duration>PT2H30M49S</meta:editing-duration>
    <meta:editing-cycles>4</meta:editing-cycles>
    <meta:generator>LibreOffice/25.8.1.1$Linux_X86_64 LibreOffice_project/580$Build-1</meta:generator>
    <meta:document-statistic meta:table-count="1" meta:cell-count="9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 chart:error-category="cell-range" chart:error-upper-range="Sheet1.I4:Sheet1.I1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3pt" style:font-size-asian="13pt" style:font-size-complex="13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loext:major-origin="0.5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13pt" style:font-size-asian="13pt" style:font-size-complex="13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eet1.I4:Sheet1.I13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>
      <style:chart-properties chart:error-upper-indicator="true" chart:error-lower-indicator="true" chart:error-category="cell-range" chart:error-upper-range="Sheet1.J4:Sheet1.J13" loext:std-weight="1"/>
      <style:graphic-properties draw:stroke="solid" svg:stroke-width="0cm" svg:stroke-color="#81d41a" svg:stroke-opacity="100%" draw:stroke-linejoin="round"/>
    </style:style>
    <style:style style:name="ch14" style:family="chart">
      <style:chart-properties chart:error-upper-indicator="true" chart:error-lower-indicator="true" chart:error-category="cell-range" chart:error-upper-range="Sheet1.I4:Sheet1.I13" loext:std-weight="1"/>
      <style:graphic-properties draw:stroke="solid" svg:stroke-width="0.051cm" svg:stroke-color="#ff0000" svg:stroke-opacity="100%" draw:stroke-linejoin="round"/>
    </style:style>
    <style:style style:name="ch15" style:family="chart">
      <style:chart-properties chart:solid-type="cuboid" chart:symbol-type="named-symbol" chart:symbol-name="square" chart:symbol-width="0.25cm" chart:symbol-height="0.25cm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T1" style:family="text">
      <style:text-properties fo:font-size="16pt"/>
    </style:style>
    <style:style style:name="T2" style:family="text">
      <style:text-properties fo:font-size="10pt" style:font-size-asian="9pt" style:font-size-complex="9pt"/>
    </style:style>
  </office:automatic-styles>
  <office:body>
    <office:chart>
      <chart:chart svg:width="29.875cm" svg:height="19.338cm" xlink:href=".." xlink:type="simple" chart:class="chart:scatter" chart:style-name="ch1">
        <chart:title svg:x="9.888cm" svg:y="0.451cm" chart:style-name="ch2">
          <text:p><text:span text:style-name="T1">Wykres zależności U(I) dla opornika R4</text:span></text:p>
        </chart:title>
        <chart:plot-area chart:style-name="ch3" svg:x="0.678cm" svg:y="0.398cm" svg:width="28.619cm" svg:height="18.022cm">
          <chart:coordinate-region svg:x="1.312cm" svg:y="0.597cm" svg:width="27.792cm" svg:height="17.176cm"/>
          <chart:axis chart:dimension="x" chart:name="primary-x" chart:style-name="ch4">
            <chart:title svg:x="14.474cm" svg:y="18.729cm" chart:style-name="ch5">
              <text:p><text:span text:style-name="T2">I [mA]</text:span></text:p>
            </chart:title>
          </chart:axis>
          <chart:axis chart:dimension="x" chart:name="secondary-x" chart:style-name="ch6"/>
          <chart:axis chart:dimension="y" chart:name="primary-y" chart:style-name="ch7">
            <chart:title svg:x="0.028cm" svg:y="9.828cm" chart:style-name="ch8">
              <text:p><text:span text:style-name="T2">U [V]</text:span></text:p>
            </chart:title>
            <chart:grid chart:style-name="ch9" chart:class="major"/>
          </chart:axis>
          <chart:axis chart:dimension="y" chart:name="secondary-y" chart:style-name="ch10"/>
          <chart:series chart:attached-axis="primary-y" chart:style-name="ch11" chart:values-cell-range-address="Sheet1.C4:Sheet1.C13" chart:class="chart:scatter">
            <chart:domain table:cell-range-address="Sheet1.D4:Sheet1.D13"/>
            <chart:regression-curve chart:style-name="ch12"/>
            <chart:error-indicator chart:style-name="ch13" chart:dimension="x"/>
            <chart:error-indicator chart:style-name="ch14" chart:dimension="y"/>
            <chart:data-point/>
            <chart:data-point chart:style-name="ch15" chart:repeated="5"/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33">
                <text:p>1.333</text:p>
                <draw:g>
                  <svg:desc>Sheet1.D4:Sheet1.D13</svg:desc>
                </draw:g>
              </table:table-cell>
              <table:table-cell office:value-type="float" office:value="0.51">
                <text:p>0.51</text:p>
                <draw:g>
                  <svg:desc>Sheet1.C4:Sheet1.C13</svg:desc>
                </draw:g>
              </table:table-cell>
              <table:table-cell office:value-type="float" office:value="0.004425389813">
                <text:p>0.004425389813</text:p>
                <draw:g>
                  <svg:desc>Sheet1.J4:Sheet1.J13</svg:desc>
                </draw:g>
              </table:table-cell>
              <table:table-cell office:value-type="float" office:value="0.01732050808">
                <text:p>0.01732050808</text:p>
                <draw:g>
                  <svg:desc>Sheet1.I4:Sheet1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17">
                <text:p>3.17</text:p>
              </table:table-cell>
              <table:table-cell office:value-type="float" office:value="1.4">
                <text:p>1.4</text:p>
              </table:table-cell>
              <table:table-cell office:value-type="float" office:value="0.01492450446">
                <text:p>0.01492450446</text:p>
              </table:table-cell>
              <table:table-cell office:value-type="float" office:value="0.05773502692">
                <text:p>0.057735026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7">
                <text:p>6.7</text:p>
              </table:table-cell>
              <table:table-cell office:value-type="float" office:value="2.8">
                <text:p>2.8</text:p>
              </table:table-cell>
              <table:table-cell office:value-type="float" office:value="0.02511473671">
                <text:p>0.02511473671</text:p>
              </table:table-cell>
              <table:table-cell office:value-type="float" office:value="0.05773502692">
                <text:p>0.057735026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.03">
                <text:p>9.03</text:p>
              </table:table-cell>
              <table:table-cell office:value-type="float" office:value="3.8">
                <text:p>3.8</text:p>
              </table:table-cell>
              <table:table-cell office:value-type="float" office:value="0.03184086735">
                <text:p>0.03184086735</text:p>
              </table:table-cell>
              <table:table-cell office:value-type="float" office:value="0.05773502692">
                <text:p>0.05773502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18">
                <text:p>11.18</text:p>
              </table:table-cell>
              <table:table-cell office:value-type="float" office:value="4.8">
                <text:p>4.8</text:p>
              </table:table-cell>
              <table:table-cell office:value-type="float" office:value="0.03804738274">
                <text:p>0.03804738274</text:p>
              </table:table-cell>
              <table:table-cell office:value-type="float" office:value="0.05773502692">
                <text:p>0.057735026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.02">
                <text:p>14.02</text:p>
              </table:table-cell>
              <table:table-cell office:value-type="float" office:value="6">
                <text:p>6</text:p>
              </table:table-cell>
              <table:table-cell office:value-type="float" office:value="0.04624575656">
                <text:p>0.04624575656</text:p>
              </table:table-cell>
              <table:table-cell office:value-type="float" office:value="0.05773502692">
                <text:p>0.05773502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.08">
                <text:p>16.08</text:p>
              </table:table-cell>
              <table:table-cell office:value-type="float" office:value="6.8">
                <text:p>6.8</text:p>
              </table:table-cell>
              <table:table-cell office:value-type="float" office:value="0.05219246433">
                <text:p>0.05219246433</text:p>
              </table:table-cell>
              <table:table-cell office:value-type="float" office:value="0.05773502692">
                <text:p>0.057735026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0.05773502692">
                <text:p>0.05773502692</text:p>
              </table:table-cell>
              <table:table-cell office:value-type="float" office:value="0.05773502692">
                <text:p>0.057735026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84">
                <text:p>19.84</text:p>
              </table:table-cell>
              <table:table-cell office:value-type="float" office:value="8.4">
                <text:p>8.4</text:p>
              </table:table-cell>
              <table:table-cell office:value-type="float" office:value="0.0630466494">
                <text:p>0.0630466494</text:p>
              </table:table-cell>
              <table:table-cell office:value-type="float" office:value="0.05773502692">
                <text:p>0.05773502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.5">
                <text:p>22.5</text:p>
              </table:table-cell>
              <table:table-cell office:value-type="float" office:value="9.4">
                <text:p>9.4</text:p>
              </table:table-cell>
              <table:table-cell office:value-type="float" office:value="0.2136195996">
                <text:p>0.2136195996</text:p>
              </table:table-cell>
              <table:table-cell office:value-type="float" office:value="0.05773502692">
                <text:p>0.057735026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